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e60a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paragraph-rsid="00052ba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paragraph-rsid="00072b5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072b59" officeooo:paragraph-rsid="00072b5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52ba6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072b59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72b59" officeooo:paragraph-rsid="00072b59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072b59" officeooo:paragraph-rsid="00072b5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normal" officeooo:paragraph-rsid="00072b5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officeooo:rsid="0004e60a" officeooo:paragraph-rsid="0004e60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052ba6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15" style:family="paragraph" style:parent-style-name="Standard">
      <style:paragraph-properties fo:text-align="justify" style:justify-single-word="false"/>
      <style:text-properties officeooo:rsid="0004e60a" officeooo:paragraph-rsid="0004e60a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4pt" officeooo:rsid="0004e60a" officeooo:paragraph-rsid="0004e60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4pt" fo:font-weight="bold" officeooo:rsid="0004e60a" officeooo:paragraph-rsid="0004e60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04e60a" officeooo:paragraph-rsid="0004e60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weight="normal" officeooo:paragraph-rsid="0004e60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weight="bold" officeooo:rsid="0004e60a" officeooo:paragraph-rsid="0004e60a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weight="bold" officeooo:paragraph-rsid="0004e60a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fo:font-weight="normal" officeooo:paragraph-rsid="0004e60a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4pt" style:font-size-asian="38.5pt" style:font-size-complex="44pt"/>
    </style:style>
    <style:style style:name="T3" style:family="text">
      <style:text-properties fo:font-size="44pt" officeooo:rsid="0004e60a" style:font-size-asian="38.5pt" style:font-size-complex="44pt"/>
    </style:style>
    <style:style style:name="T4" style:family="text">
      <style:text-properties officeooo:rsid="0004e60a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04e60a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2a6099" style:font-name="Times New Roman" fo:font-size="12pt" fo:font-weight="normal" officeooo:rsid="0004e60a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bold" officeooo:rsid="0004e60a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4e60a" style:font-weight-asian="bold" style:font-weight-complex="bold"/>
    </style:style>
    <style:style style:name="T12" style:family="text">
      <style:text-properties fo:font-weight="bold" officeooo:rsid="00052ba6" style:font-weight-asian="bold" style:font-weight-complex="bold"/>
    </style:style>
    <style:style style:name="T13" style:family="text">
      <style:text-properties fo:font-weight="bold" officeooo:rsid="00072b5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72b59" style:font-weight-asian="normal" style:font-weight-complex="normal"/>
    </style:style>
    <style:style style:name="T16" style:family="text">
      <style:text-properties officeooo:rsid="00052ba6"/>
    </style:style>
    <style:style style:name="T17" style:family="text">
      <style:text-properties officeooo:rsid="00072b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<text:s text:c="60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2"/><text:span text:style-name="T3">E</text:span><text:span text:style-name="T2">NSE 475 </text:span></text:p>
      <text:p text:style-name="P14">(Software Tes<text:span text:style-name="T4">ting</text:span> and Validation)</text:p>
      <text:p text:style-name="Standard"/>
      <text:p text:style-name="Standard"/>
      <text:p text:style-name="P10"><text:span text:style-name="T11">Name:</text:span><text:span text:style-name="T4"> </text:span>Muhammad Ishraf Shafiq Zainuddin</text:p>
      <text:p text:style-name="P10"/>
      <text:p text:style-name="P10"><text:span text:style-name="T11">ID:</text:span><text:span text:style-name="T4"> </text:span>200342741</text:p>
      <text:p text:style-name="P10"/>
      <text:p text:style-name="P11"><text:span text:style-name="T10">Assignment:</text:span> #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<text:span text:style-name="T5">1(i).<text:tab/>Describe the functional/structural view relevant to each of the eight zones in the SPT <text:tab/>chart.</text:span></text:p>
      <text:p text:style-name="P16"><text:span text:style-name="T5"/></text:p>
      <text:p text:style-name="P16"><text:span text:style-name="T5"><text:tab/></text:span><text:span text:style-name="T7">(a) Zone 1:-<text:tab/> </text:span></text:p>
      <text:p text:style-name="P18"><text:span text:style-name="T5"><text:tab/></text:span></text:p>
      <text:p text:style-name="P18"><text:span text:style-name="T5"><text:tab/>(b) Zone 2:-</text:span></text:p>
      <text:p text:style-name="P18"><text:span text:style-name="T5"/></text:p>
      <text:p text:style-name="P18"><text:span text:style-name="T5"><text:tab/>(c) Zone 3:-</text:span></text:p>
      <text:p text:style-name="P18"><text:span text:style-name="T5"><text:tab/></text:span></text:p>
      <text:p text:style-name="P18"><text:span text:style-name="T5"><text:tab/>(d) Zone 4:-</text:span></text:p>
      <text:p text:style-name="P19"><text:span text:style-name="T6"/></text:p>
      <text:p text:style-name="P19"><text:span text:style-name="T6"><text:tab/>(e) Zone 5:-</text:span></text:p>
      <text:p text:style-name="P19"><text:span text:style-name="T6"><text:tab/></text:span></text:p>
      <text:p text:style-name="P19"><text:span text:style-name="T6"><text:tab/>(f) Zone 6:-</text:span></text:p>
      <text:p text:style-name="P19"><text:span text:style-name="T6"/></text:p>
      <text:p text:style-name="P22"><text:span text:style-name="T6"><text:s/><text:tab/>(g) Zone 7:-</text:span></text:p>
      <text:p text:style-name="P22"><text:span text:style-name="T6"/></text:p>
      <text:p text:style-name="P22"><text:span text:style-name="T6"><text:tab/>(h) Zone 8:-</text:span></text:p>
      <text:p text:style-name="P22"><text:span text:style-name="T6"/></text:p>
      <text:p text:style-name="P15"><text:span text:style-name="T6"/></text:p>
      <text:p text:style-name="P20"><text:span text:style-name="T6">1</text:span><text:span text:style-name="T5">(ii).<text:tab/>Briefly identify the differences between software quality assurance and software testing.</text:span></text:p>
      <text:p text:style-name="P21"><text:span text:style-name="T6"><text:tab/></text:span></text:p>
      <text:p text:style-name="P12"><text:span text:style-name="T9"><text:tab/></text:span><text:span text:style-name="T8">Software quality assurance is...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<text:span text:style-name="T16">2.<text:tab/>From </text:span>Software Chronic Crises <text:span text:style-name="T16">paper;</text:span></text:p>
      <text:p text:style-name="P2"><text:s/><text:tab/></text:p>
      <text:p text:style-name="P2"><text:span text:style-name="T16"><text:tab/>(a)<text:tab/></text:span>List <text:span text:style-name="T16">(3)</text:span> problems we commonly face when developing software.</text:p>
      <text:p text:style-name="P5"><text:tab/><text:tab/></text:p>
      <text:p text:style-name="P5"><text:span text:style-name="T16"><text:tab/><text:tab/>(i).</text:span></text:p>
      <text:p text:style-name="P5"><text:tab/><text:tab/></text:p>
      <text:p text:style-name="P5"><text:span text:style-name="T16"><text:tab/><text:tab/>(ii).</text:span></text:p>
      <text:p text:style-name="P5"><text:tab/><text:tab/></text:p>
      <text:p text:style-name="P5"><text:span text:style-name="T16"><text:tab/><text:tab/>(iii).</text:span><text:tab/></text:p>
      <text:p text:style-name="P5"><text:s text:c="2"/><text:tab/></text:p>
      <text:p text:style-name="P5"><text:span text:style-name="T16"><text:tab/></text:span><text:span text:style-name="T12">(</text:span><text:span text:style-name="T10">b)<text:tab/>List </text:span><text:span text:style-name="T12">(3)</text:span><text:span text:style-name="T10"> types of software systems that tend to lead to the problems indicated in (a). <text:s/></text:span></text:p>
      <text:p text:style-name="P5"><text:tab/><text:tab/></text:p>
      <text:p text:style-name="P5"><text:tab/><text:tab/><text:span text:style-name="T16">(i).</text:span></text:p>
      <text:p text:style-name="P5"/>
      <text:p text:style-name="P5"><text:tab/><text:tab/><text:span text:style-name="T16">(ii).</text:span></text:p>
      <text:p text:style-name="P5"/>
      <text:p text:style-name="P5"><text:tab/><text:tab/><text:span text:style-name="T16">(iii).</text:span></text:p>
      <text:p text:style-name="P5"><text:tab/></text:p>
      <text:p text:style-name="P5"/>
      <text:p text:style-name="P5"><text:span text:style-name="T16"><text:tab/></text:span><text:span text:style-name="T12">(</text:span><text:span text:style-name="T10">c)<text:tab/>List </text:span><text:span text:style-name="T12">(3) </text:span><text:span text:style-name="T10">solutions that were suggested in the Chronic Crises paper to the problems <text:tab/><text:tab/><text:tab/>you highlighted in (a).</text:span></text:p>
      <text:p text:style-name="P5"/>
      <text:p text:style-name="P5"><text:tab/><text:tab/><text:span text:style-name="T16">(i).</text:span></text:p>
      <text:p text:style-name="P5"/>
      <text:p text:style-name="P5"><text:tab/><text:tab/><text:span text:style-name="T16">(ii).</text:span></text:p>
      <text:p text:style-name="P5"/>
      <text:p text:style-name="P5"><text:tab/><text:tab/><text:span text:style-name="T16">(iii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3.<text:tab/> From your readings on software testing;</text:p>
      <text:p text:style-name="P4"><text:tab/> </text:p>
      <text:p text:style-name="P4"><text:tab/>(a)<text:tab/>List (3) software testing principals and describe them.</text:p>
      <text:p text:style-name="P4"><text:tab/><text:tab/></text:p>
      <text:p text:style-name="P4"><text:tab/><text:tab/><text:span text:style-name="T14">(i).</text:span></text:p>
      <text:p text:style-name="P8"/>
      <text:p text:style-name="P8"><text:tab/><text:tab/>(ii).</text:p>
      <text:p text:style-name="P8"/>
      <text:p text:style-name="P8"><text:tab/><text:tab/>(iii).</text:p>
      <text:p text:style-name="P4"/>
      <text:p text:style-name="P7"><text:s text:c="2"/><text:tab/><text:span text:style-name="T10">(b)<text:tab/>List (3) software testing myth and justify the reasons that made each one a myth. <text:s/></text:span></text:p>
      <text:p text:style-name="P4"><text:tab/><text:tab/></text:p>
      <text:p text:style-name="P4"><text:tab/><text:tab/><text:span text:style-name="T14">(i).</text:span></text:p>
      <text:p text:style-name="P8"/>
      <text:p text:style-name="P8"><text:tab/><text:tab/>(ii).</text:p>
      <text:p text:style-name="P8"/>
      <text:p text:style-name="P8"><text:tab/><text:tab/>(iii).</text:p>
      <text:p text:style-name="P7"/>
      <text:p text:style-name="P6"><text:span text:style-name="T17"><text:tab/></text:span><text:span text:style-name="T13">(c)<text:tab/>List (3) types of software testing and describe.</text:span></text:p>
      <text:p text:style-name="P3"/>
      <text:p text:style-name="P3"><text:tab/><text:tab/><text:span text:style-name="T15">(i).</text:span></text:p>
      <text:p text:style-name="P9"/>
      <text:p text:style-name="P9"><text:tab/><text:tab/><text:span text:style-name="T17">(ii).</text:span></text:p>
      <text:p text:style-name="P9"/>
      <text:p text:style-name="P9"><text:tab/><text:tab/><text:span text:style-name="T17">(iii)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34:24.960000000</meta:creation-date>
    <dc:date>2019-01-24T11:18:58.544000000</dc:date>
    <meta:editing-duration>PT8M16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5" meta:paragraph-count="58" meta:word-count="182" meta:character-count="1215" meta:non-whitespace-character-count="919"/>
  </office:meta>
</office:document-meta>
</file>